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ontrol.xml" manifest:media-type="text/xml"/>
  <manifest:file-entry manifest:full-path="Basic/Standard/PreguntaNumerica.xml" manifest:media-type="text/xml"/>
  <manifest:file-entry manifest:full-path="Basic/Standard/PalabraFaltante.xml" manifest:media-type="text/xml"/>
  <manifest:file-entry manifest:full-path="Basic/Standard/Espanol.xml" manifest:media-type="text/xml"/>
  <manifest:file-entry manifest:full-path="Basic/Standard/DeclaracionVerdFals.xml" manifest:media-type="text/xml"/>
  <manifest:file-entry manifest:full-path="Basic/Standard/Emparejamiento.xml" manifest:media-type="text/xml"/>
  <manifest:file-entry manifest:full-path="Basic/Standard/Retroalimentacion.xml" manifest:media-type="text/xml"/>
  <manifest:file-entry manifest:full-path="Basic/Standard/ControlDeIdioma.xml" manifest:media-type="text/xml"/>
  <manifest:file-entry manifest:full-path="Basic/Standard/DeRespuestaCorta.xml" manifest:media-type="text/xml"/>
  <manifest:file-entry manifest:full-path="Basic/Standard/English.xml" manifest:media-type="text/xml"/>
  <manifest:file-entry manifest:full-path="Basic/Standard/SeleccionMultiple.xml" manifest:media-type="text/xml"/>
  <manifest:file-entry manifest:full-path="Dialogs/dialog-lc.xml" manifest:media-type="text/xml"/>
  <manifest:file-entry manifest:full-path="Dialogs/Standard/dialog-lb.xml" manifest:media-type="text/xml"/>
  <manifest:file-entry manifest:full-path="Dialogs/Standard/DialogoMsgBox.xml" manifest:media-type="text/xml"/>
  <manifest:file-entry manifest:full-path="Dialogs/Standard/Dialog.xml" manifest:media-type="text/xml"/>
  <manifest:file-entry manifest:full-path="manifest.rdf" manifest:media-type="application/rdf+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Standard.ControlDeIdioma.InicializaIdioma?language=Basic&amp;location=document" xlink:type="simple"/>
      <script:event-listener script:language="ooo:script" script:event-name="dom:load" xlink:href="vnd.sun.star.script:Standard.ControlDeIdioma.InicializaIdioma?language=Basic&amp;location=document" xlink:type="simple"/>
    </office:event-listeners>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Emparejamiento">
      <style:text-properties officeooo:paragraph-rsid="00115bc2"/>
    </style:style>
    <style:style style:name="P2" style:family="paragraph" style:parent-style-name="Emparejamiento" style:list-style-name="Numbering_20_1">
      <style:text-properties officeooo:paragraph-rsid="00139475"/>
    </style:style>
    <style:style style:name="P3" style:family="paragraph" style:parent-style-name="UIzq">
      <style:text-properties officeooo:paragraph-rsid="0011ea43"/>
    </style:style>
    <style:style style:name="P4" style:family="paragraph" style:parent-style-name="UIzq">
      <style:paragraph-properties fo:margin-left="0cm" fo:margin-right="0cm" fo:text-indent="0cm" style:auto-text-indent="false"/>
      <style:text-properties officeooo:paragraph-rsid="00115bc2"/>
    </style:style>
    <style:style style:name="P5" style:family="paragraph" style:parent-style-name="UIzq">
      <style:paragraph-properties fo:margin-left="0cm" fo:margin-right="0cm" fo:text-indent="0cm" style:auto-text-indent="false"/>
      <style:text-properties officeooo:paragraph-rsid="00139475"/>
    </style:style>
    <style:style style:name="P6" style:family="paragraph" style:parent-style-name="UDer">
      <style:text-properties officeooo:paragraph-rsid="0011ea43"/>
    </style:style>
    <style:style style:name="T1" style:family="text">
      <style:text-properties officeooo:rsid="00115bc2"/>
    </style:style>
    <style:style style:name="T2" style:family="text">
      <style:text-properties officeooo:rsid="0011ea43"/>
    </style:style>
    <style:style style:name="T3" style:family="text">
      <style:text-properties officeooo:rsid="00139475"/>
    </style:style>
    <style:style style:name="T4" style:family="text">
      <style:text-properties officeooo:rsid="00144a1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stiloPredeterminado"><text:span text:style-name="EstiloPredeterminado"/></text:p>
      <text:list xml:id="list3188171230139343078" text:style-name="Numbering_20_1">
        <text:list-item>
          <text:h text:style-name="P1" text:outline-level="1"><text:span text:style-name="EstiloPredeterminado"><text:span text:style-name="T3">(Shell Script )</text:span></text:span><text:span text:style-name="EstiloPredeterminado">Seleccione el comando o respuesta más adecuado para</text:span></text:h>
        </text:list-item>
      </text:list>
      <text:list xml:id="list3226456636673349121" text:style-name="List_20_1">
        <text:list-header>
          <text:h text:style-name="P4" text:outline-level="2"><text:span text:style-name="EstiloPredeterminado"/></text:h>
        </text:list-header>
        <text:list-item>
          <text:h text:style-name="UIzq" text:outline-level="2"><text:span text:style-name="EstiloPredeterminado"><text:span text:style-name="T1">C</text:span></text:span><text:span text:style-name="EstiloPredeterminado">adena de caracteres, que al inicio de un shell script, identifica el comando que debe interpretar el script</text:span></text:h>
        </text:list-item>
      </text:list>
      <text:p text:style-name="UDer"><text:span text:style-name="EstiloPredeterminado">#!</text:span></text:p>
      <text:list xml:id="list235950537939800" text:continue-numbering="true" text:style-name="List_20_1">
        <text:list-item>
          <text:h text:style-name="UIzq" text:outline-level="2"><text:span text:style-name="EstiloPredeterminado"><text:span text:style-name="T1">V</text:span></text:span><text:span text:style-name="EstiloPredeterminado">alor de la variable especial que contiene el número de argumentos que se pasan a un shell script en la línea de comando.</text:span></text:h>
        </text:list-item>
      </text:list>
      <text:p text:style-name="UDer"><text:span text:style-name="EstiloPredeterminado">$#</text:span></text:p>
      <text:list xml:id="list235951122010316" text:continue-numbering="true" text:style-name="List_20_1">
        <text:list-item>
          <text:h text:style-name="UIzq" text:outline-level="2"><text:span text:style-name="EstiloPredeterminado"><text:span text:style-name="T1">V</text:span></text:span><text:span text:style-name="EstiloPredeterminado">alor de la variable especial que contiene el valor de retorno del último comando ejecutado.</text:span></text:h>
        </text:list-item>
      </text:list>
      <text:p text:style-name="UDer"><text:span text:style-name="EstiloPredeterminado">$?</text:span></text:p>
      <text:list xml:id="list235949881611365" text:continue-numbering="true" text:style-name="List_20_1">
        <text:list-item>
          <text:h text:style-name="UIzq" text:outline-level="2"><text:span text:style-name="EstiloPredeterminado"><text:span text:style-name="T2">C</text:span></text:span><text:span text:style-name="EstiloPredeterminado">omando Unix que estima el espacio en disco ocupado por un fichero o directorio</text:span></text:h>
        </text:list-item>
      </text:list>
      <text:p text:style-name="P6"><text:span text:style-name="EstiloPredeterminado"><text:span text:style-name="T2">du</text:span></text:span></text:p>
      <text:list xml:id="list235951346178264" text:continue-numbering="true" text:style-name="List_20_1">
        <text:list-item>
          <text:h text:style-name="P3" text:outline-level="2"><text:span text:style-name="EstiloPredeterminado"><text:span text:style-name="T2">C</text:span></text:span><text:span text:style-name="EstiloPredeterminado">omando Unix que filtra su entrada estándar y muestra en su salida sólo las últimas líneas del fichero de entrada.</text:span></text:h>
        </text:list-item>
      </text:list>
      <text:p text:style-name="P6"><text:span text:style-name="EstiloPredeterminado"><text:span text:style-name="T2">tail</text:span></text:span></text:p>
      <text:p text:style-name="EstiloPredeterminado"><text:span text:style-name="EstiloPredeterminado"/></text:p>
      <text:p text:style-name="EstiloPredeterminado"><text:span text:style-name="EstiloPredeterminado"/></text:p>
      <text:list xml:id="list235951789982033" text:continue-list="list3188171230139343078" text:style-name="Numbering_20_1">
        <text:list-item>
          <text:h text:style-name="P2" text:outline-level="1"><text:span text:style-name="EstiloPredeterminado"><text:span text:style-name="T3">(Git) </text:span></text:span><text:span text:style-name="EstiloPredeterminado">Seleccione el comando o respuesta más adecuado para</text:span></text:h>
          <text:h text:style-name="P5" text:outline-level="2"><text:span text:style-name="EstiloPredeterminado"/></text:h>
        </text:list-item>
      </text:list>
      <text:list xml:id="list235951566956339" text:continue-list="list235951346178264" text:style-name="List_20_1">
        <text:list-item>
          <text:h text:style-name="UIzq" text:outline-level="2"><text:span text:style-name="EstiloPredeterminado">Registra fichero en el índice o área de cambios</text:span></text:h>
        </text:list-item>
      </text:list>
      <text:p text:style-name="UDer"><text:span text:style-name="EstiloPredeterminado">git add fichero</text:span></text:p>
      <text:list xml:id="list235951906260081" text:continue-numbering="true" text:style-name="List_20_1">
        <text:list-item>
          <text:h text:style-name="UIzq" text:outline-level="2"><text:span text:style-name="EstiloPredeterminado">Registro de cambios del directorio de trabajo a incluir en el próximo commit.</text:span></text:h>
        </text:list-item>
      </text:list>
      <text:p text:style-name="UDer"><text:span text:style-name="EstiloPredeterminado">Indice o área de cambios</text:span></text:p>
      <text:list xml:id="list235950967258518" text:continue-numbering="true" text:style-name="List_20_1">
        <text:list-item>
          <text:h text:style-name="UIzq" text:outline-level="2"><text:span text:style-name="EstiloPredeterminado">Directorio del S.O. al que “git init" añade un repositorio de commits donde guardar y restaurar versiones.</text:span></text:h>
        </text:list-item>
      </text:list>
      <text:p text:style-name="UDer"><text:span text:style-name="EstiloPredeterminado">Directorio de trabajo </text:span></text:p>
      <text:list xml:id="list235950275857885" text:continue-numbering="true" text:style-name="List_20_1">
        <text:list-item>
          <text:h text:style-name="UIzq" text:outline-level="2"><text:span text:style-name="EstiloPredeterminado">Extrae fichero del índice o área de cambios.</text:span></text:h>
        </text:list-item>
      </text:list>
      <text:p text:style-name="UDer"><text:span text:style-name="EstiloPredeterminado">git reset fichero</text:span></text:p>
      <text:list xml:id="list235951457888613" text:continue-numbering="true" text:style-name="List_20_1">
        <text:list-item>
          <text:h text:style-name="UIzq" text:outline-level="2"><text:span text:style-name="EstiloPredeterminado">Comando que clona un repositorio remoto identificado por su URL de acceso.</text:span></text:h>
        </text:list-item>
      </text:list>
      <text:p text:style-name="UDer"><text:span text:style-name="EstiloPredeterminado">git clone</text:span></text:p>
      <text:list xml:id="list235950839533946" text:continue-numbering="true" text:style-name="List_20_1">
        <text:list-item>
          <text:h text:style-name="UIzq" text:outline-level="2"><text:span text:style-name="EstiloPredeterminado">Fichero habitual en las versiones de un repositorio Git que describe el proyecto.</text:span></text:h>
        </text:list-item>
      </text:list>
      <text:p text:style-name="UDer"><text:span text:style-name="EstiloPredeterminado">Fichero README.md</text:span></text:p>
      <text:p text:style-name="EstiloPredeterminado"><text:span text:style-name="EstiloPredeterminado"/></text:p>
      <text:p text:style-name="EstiloPredeterminado"><text:span text:style-name="EstiloPredetermi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Verdadera" style:family="paragraph" style:parent-style-name="Standard" style:next-style-name="Standard" style:default-outline-level="1" style:list-style-name="Numbering_20_1" style:class="text" style:master-page-name="">
      <loext:graphic-properties draw:fill="none" draw:fill-color="#cfe7f5"/>
      <style:paragraph-properties fo:margin-left="0.499cm" fo:margin-right="0cm" fo:margin-top="0cm" fo:margin-bottom="0cm" loext:contextual-spacing="false" fo:line-height="200%" fo:text-align="justify" style:justify-single-word="false" fo:text-indent="-0.499cm" style:auto-text-indent="false" style:page-number="auto" fo:break-before="auto" fo:break-after="auto" fo:background-color="transparent" style:shadow="none">
        <style:tab-stops/>
      </style:paragraph-properties>
      <style:text-properties fo:color="#008000" style:font-name="Arial1" fo:font-family="Arial" style:font-style-name="Normal" style:font-family-generic="swiss" style:font-pitch="variable" fo:font-weight="bold"/>
    </style:style>
    <style:style style:name="DFalsa" style:family="paragraph" style:parent-style-name="DVerdadera" style:next-style-name="Standard" style:list-style-name="Numbering_20_1" style:class="text" style:master-page-name="">
      <loext:graphic-properties draw:fill="none" draw:fill-color="#cfe7f5"/>
      <style:paragraph-properties style:page-number="auto" fo:background-color="transparent"/>
      <style:text-properties fo:color="#ff0000"/>
    </style:style>
    <style:style style:name="Retroalimentacion" style:family="paragraph" style:parent-style-name="Standard" style:next-style-name="Standard" style:master-page-name="">
      <style:paragraph-properties fo:margin-left="2cm" fo:margin-right="0cm" fo:margin-top="0cm" fo:margin-bottom="0cm" loext:contextual-spacing="false" fo:text-align="justify" style:justify-single-word="false" fo:text-indent="0cm" style:auto-text-indent="false" style:page-number="auto"/>
      <style:text-properties fo:color="#0000ff" style:font-name="Comic Sans MS" fo:font-family="'Comic Sans MS'" style:font-style-name="Normal" style:font-family-generic="script" style:font-pitch="variable" fo:font-size="11pt"/>
    </style:style>
    <style:style style:name="Emparejamiento" style:family="paragraph" style:parent-style-name="Standard" style:next-style-name="UIzq" style:default-outline-level="1" style:list-style-name="Numbering_20_1" style:master-page-name="">
      <loext:graphic-properties draw:fill="none" draw:fill-color="#cfe7f5"/>
      <style:paragraph-properties fo:margin-left="0.499cm" fo:margin-right="0cm" fo:margin-top="0cm" fo:margin-bottom="0cm" loext:contextual-spacing="false" fo:text-align="justify" style:justify-single-word="false" fo:text-indent="-0.499cm" style:auto-text-indent="false" style:page-number="auto" fo:background-color="transparent" style:shadow="none" text:number-lines="false" text:line-number="0">
        <style:tab-stops/>
      </style:paragraph-properties>
      <style:text-properties style:font-name="Arial2" fo:font-family="Arial" style:font-style-name="Negrita" style:font-family-generic="swiss" style:font-pitch="variable" fo:font-weight="bold"/>
    </style:style>
    <style:style style:name="UIzq" style:family="paragraph" style:next-style-name="UDer" style:default-outline-level="2" style:list-style-name="List_20_1" style:master-page-name="">
      <style:paragraph-properties fo:margin-left="0.499cm" fo:margin-right="0cm" fo:margin-top="0cm" fo:margin-bottom="0cm" loext:contextual-spacing="false" fo:text-align="start" style:justify-single-word="false" fo:text-indent="0cm" style:auto-text-indent="false" style:page-number="auto">
        <style:tab-stops/>
      </style:paragraph-properties>
      <style:text-properties fo:font-size="10pt" fo:font-weight="normal"/>
    </style:style>
    <style:style style:name="UDer" style:family="paragraph" style:next-style-name="UIzq" style:master-page-name="">
      <loext:graphic-properties draw:fill="solid" draw:fill-color="#e6e6ff" draw:opacity="100%"/>
      <style:paragraph-properties fo:margin-left="0.499cm" fo:margin-right="0cm" fo:margin-top="0cm" fo:margin-bottom="0cm" loext:contextual-spacing="false" fo:text-align="end" style:justify-single-word="false" fo:text-indent="0cm" style:auto-text-indent="false" style:page-number="auto" fo:background-color="#e6e6ff" style:shadow="none">
        <style:tab-stops/>
      </style:paragraph-properties>
      <style:text-properties fo:font-size="10pt"/>
    </style:style>
    <style:style style:name="PalabraFaltante" style:family="paragraph" style:parent-style-name="Standard" style:next-style-name="Standard" style:default-outline-level="1" style:list-style-name="Numbering_20_1" style:master-page-name="">
      <loext:graphic-properties draw:fill="none" draw:fill-color="#cfe7f5"/>
      <style:paragraph-properties fo:text-align="justify" style:justify-single-word="false" style:page-number="auto" fo:background-color="transparent" style:shadow="none">
        <style:tab-stops/>
      </style:paragraph-properties>
      <style:text-properties style:font-name="Arial2" fo:font-family="Arial" style:font-style-name="Negrita" style:font-family-generic="swiss" style:font-pitch="variable" fo:font-weight="bold"/>
    </style:style>
    <style:style style:name="MultResp" style:family="paragraph" style:parent-style-name="Standard" style:next-style-name="RIncorrecta" style:default-outline-level="1" style:list-style-name="Numbering_20_1" style:master-page-name="">
      <loext:graphic-properties draw:fill="none" draw:fill-color="#cfe7f5"/>
      <style:paragraph-properties fo:margin-left="0.499cm" fo:margin-right="0cm" fo:margin-top="0cm" fo:margin-bottom="0cm" loext:contextual-spacing="false" fo:text-align="justify" style:justify-single-word="false" fo:text-indent="-0.499cm" style:auto-text-indent="false" style:page-number="auto" fo:background-color="transparent" style:shadow="none">
        <style:tab-stops/>
      </style:paragraph-properties>
      <style:text-properties style:font-name="Arial2" fo:font-family="Arial" style:font-style-name="Negrita" style:font-family-generic="swiss" style:font-pitch="variable" fo:font-weight="bold"/>
    </style:style>
    <style:style style:name="RIncorrecta" style:family="paragraph" style:default-outline-level="2" style:list-style-name="List_20_2" style:master-page-name="">
      <loext:graphic-properties draw:fill="none" draw:fill-color="#cfe7f5"/>
      <style:paragraph-properties fo:margin-left="1.3cm" fo:margin-right="0cm" fo:margin-top="0cm" fo:margin-bottom="0cm" loext:contextual-spacing="false" fo:text-indent="-0.3cm" style:auto-text-indent="false" style:page-number="auto" fo:background-color="transparent" style:shadow="none">
        <style:tab-stops>
          <style:tab-stop style:position="1cm"/>
        </style:tab-stops>
      </style:paragraph-properties>
      <style:text-properties fo:color="#ff0000" style:font-name="Times New Roman1" fo:font-family="'Times New Roman'" style:font-style-name="Negrita" style:font-family-generic="roman" style:font-pitch="variable" fo:font-size="10pt"/>
    </style:style>
    <style:style style:name="RCorrecta" style:family="paragraph" style:parent-style-name="RIncorrecta">
      <loext:graphic-properties draw:fill="none" draw:fill-color="#cfe7f5"/>
      <style:paragraph-properties fo:background-color="transparent"/>
      <style:text-properties fo:color="#008000"/>
    </style:style>
    <style:style style:name="PNum" style:family="paragraph" style:parent-style-name="Standard" style:next-style-name="RCorrecta" style:default-outline-level="1" style:list-style-name="Numbering_20_1" style:master-page-name="">
      <loext:graphic-properties draw:fill="none" draw:fill-color="#cfe7f5"/>
      <style:paragraph-properties fo:margin-left="0.499cm" fo:margin-right="0cm" fo:margin-top="0cm" fo:margin-bottom="0cm" loext:contextual-spacing="false" fo:text-align="justify" style:justify-single-word="false" fo:text-indent="-0.499cm" style:auto-text-indent="false" style:page-number="auto" fo:background-color="transparent" style:shadow="none">
        <style:tab-stops/>
      </style:paragraph-properties>
      <style:text-properties style:font-name="Arial2" fo:font-family="Arial" style:font-style-name="Negrita" style:font-family-generic="swiss" style:font-pitch="variable" fo:font-weight="bold"/>
    </style:style>
    <style:style style:name="RespCorta" style:family="paragraph" style:parent-style-name="Standard" style:next-style-name="RCorrecta" style:default-outline-level="1" style:list-style-name="Numbering_20_1" style:master-page-name="">
      <loext:graphic-properties draw:fill="none" draw:fill-color="#cfe7f5"/>
      <style:paragraph-properties fo:text-align="justify" style:justify-single-word="false" style:page-number="auto" fo:background-color="transparent" style:shadow="none">
        <style:tab-stops/>
      </style:paragraph-properties>
      <style:text-properties style:font-name="Arial1" fo:font-family="Arial" style:font-style-name="Normal" style:font-family-generic="swiss" style:font-pitch="variable"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Sin_20_nombre1" style:display-name="Sin nombre1" style:family="paragraph" style:parent-style-name="Marginalia"/>
    <style:style style:name="Marginalia" style:family="paragraph" style:parent-style-name="Text_20_body" style:class="text">
      <style:paragraph-properties fo:margin-left="4.001cm" fo:margin-right="0cm" fo:text-indent="0cm" style:auto-text-indent="false"/>
    </style:style>
    <style:style style:name="EstiloPredeterminado" style:family="paragraph" style:parent-style-name="Standard"/>
    <style:style style:name="Numbering_20_Symbols" style:display-name="Numbering Symbols" style:family="text"/>
    <style:style style:name="Porcentaje" style:family="text">
      <style:text-properties fo:color="#000000" style:font-name="Arial2" fo:font-family="Arial" style:font-style-name="Negrita" style:font-family-generic="swiss" style:font-pitch="variable" fo:font-size="8pt" fo:font-weight="normal" fo:background-color="#808080"/>
    </style:style>
    <style:style style:name="PalabraBlanco" style:family="text" style:parent-style-name="Porcentaje">
      <style:text-properties fo:background-color="#c0c0c0"/>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Pesos" style:family="text">
      <style:text-properties fo:color="#000000" style:text-underline-style="none" fo:font-weight="bold" fo:background-color="#ffff00"/>
    </style:style>
    <style:style style:name="EstiloPredeterminado"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9T15:42:09.72</meta:creation-date>
    <dc:title>MoodlePrueba</dc:title>
    <meta:editing-duration>PT36M34S</meta:editing-duration>
    <meta:editing-cycles>5</meta:editing-cycles>
    <meta:generator>LibreOffice/5.1.6.2$Linux_X86_64 LibreOffice_project/10m0$Build-2</meta:generator>
    <meta:initial-creator>.ust'o yeah!!</meta:initial-creator>
    <dc:date>2018-06-22T23:59:49.068208361</dc:date>
    <meta:document-statistic meta:table-count="0" meta:image-count="0" meta:object-count="0" meta:page-count="1" meta:paragraph-count="26" meta:word-count="219" meta:character-count="1199" meta:non-whitespace-character-count="1018"/>
  </office:meta>
</office:document-meta>
</file>

<file path=Basic/Standard/Control.xml><?xml version="1.0" encoding="utf-8"?>
<!DOCTYPE module  PUBLIC '-//OpenOffice.org//DTD OfficeDocument 1.0//EN'  'module.dtd'>
<script:module xmlns:script="http://openoffice.org/2000/script" script:name="Control" script:language="StarBasic">REM  *****  BASIC  *****

'************************************************************
'Definición de estilos
'************************************************************
Public const EstiloTrue = "DVerdadera"
Public const EstiloFalse = "DFalsa"
Public const EstiloRetro = "Retroalimentacion"
Public const EstiloNormal = "EstiloPredeterminado"
Public const EstiloPeso = "Pesos" 'Esto hay que mirarlo porque es estilo de caracter
Public const EstiloMultiple = "MultResp"
Public const EstiloCorrecta = "RCorrecta"
Public const EstiloIncorrecta = "RIncorrecta"
Public const EstiloEmparejamiento = "Emparejamiento"
Public const EstiloIzquierda = "UIzq"
Public const EstiloDerecha = "UDer"
Public const EstiloCorta = "RespCorta"
Public const EstiloNumerica = "PNum"
Public const EstiloFaltante = "PalabraFaltante"
Public const EstiloOculta = "PalabraBlanco" 'Pasa lo mismo que en el porcentaje

'************************************************************
' Etiquetas de preguntas GIFT
'************************************************************
Public Const EtInicioPreg = " {"
Public Const EtFinPreg = "}"
Public Const EtTruePreg = "{T}"
Public Const EtFalsePreg= "{F}"
Public Const EtCorreResp = "="
Public Const EtCorreNumResp = "#"
Public Const EtIncorreResp = "~"
Public Const EtUnionPreg = " -&gt; "
Public Const EtPorcenResp = "~%"
Public Const EtRetroAlim = "#"
Public Const EtInicioPalabraFaltante = "{"

'************************************************************
'Objetos para el uso de diálogos
'************************************************************
Public Dlg As Object
Public oActionListener As Object

Public NumeroDePregunta As Integer

'************************************************************
'Nombre: Exportar
'Sinopsis: Procedimiento que se encarga de procesar el texto
'	del documento y transformarlo a formato GIFT para que
'	pueda ser importado desde las plataformas de internet.
'	Para transformar el texto es necesario guardar el
'	documento.
'************************************************************
Sub Exportar

If DocumentoVacio() = false then
	DialogoMsgBox (TextoDocumentoVacio, TextoUniversidadDeBurgos  + TextoMensajeError)
	Exit Sub
End If

Path = fSaveFile(TextoGuardarDocumento, "*.odt")

If Path = "0" then
	DialogoMsgBox (TextoDocumentoNoGuardado, TextoUniversidadDeBurgos + TextoMensajeError)
	Exit Sub
End If

Dim arg()
ThisComponent.StoreAsUrl(Path, arg())

EliminaParrafosVacios

If ChequearDocumento() = False Then
	Exit Sub
End If

oCursor = ThisComponent.Text.createTextCursor()
oText = ThisComponent.Text

Do While oText.compareRegionEnds(oText.End, oCursor.End) &lt;&gt; 0
	Select Case oCursor.ParaStyleName
		Case EstiloTrue
			ExportarTrueFalse(oCursor)
		Case EstiloFalse
			ExportarTrueFalse(oCursor)
		Case EstiloEmparejamiento
			ExportarEmparejamiento(oCursor)
		Case EstiloMultiple
			ExportarMultiple(oCursor)
		Case EstiloNumerica
			ExportarNumerica(oCursor)
		Case EstiloCorta
			ExportarRespuestaCorta(oCursor)
		Case EstiloFaltante
			ExportarPalabraFaltante(oCursor)
		Case Else
	End Select
	If oCursor.gotoNextParagraph(False) = False then
		oCursor.gotoEndOfParagraph(False)
	End If

Loop

SeleccionarFormato

End Sub

'************************************************************
'Funciones y metodos auxiliares
'************************************************************

'************************************************************
'Nombre: EliminaParrafosVacios
'Sinopsis: procedimiento que elimina los parrafos vacios en
'	el documento para exportarlo a formato GIFT.
'************************************************************
Sub EliminaParrafosVacios

oCursor = ThisComponent.Text.createTextCursor()
oText = ThisComponent.Text

Do 
	oTC = ThisComponent.Text.createTextCursorByRange(oCursor)
	oTC.gotoEndOfParagraph(true)
	If oTC.String = "" then
		oTC.String = ""
		oTC.goRight(1,true)
		oTC.String = ""

	Else
		If oCursor.gotoNextParagraph(False) = False Then
			oCursor.gotoEndOfParagraph(False)
		End If
	End If

Loop While oText.compareRegionEnds(oText.End, oCursor.End) = -1


End Sub


'************************************************************
'Nombre: DocumentoVacio
'Sinopsis: Funcion que comprueba si el documento esta vacío
'************************************************************
Function DocumentoVacio()

oCursor = ThisComponent.Text.createTextCursor()
oText = ThisComponent.Text
DocumentoVacio = (oText.compareRegionEnds(oText.End, oCursor.End) = -1)

End Function


'************************************************************
'Nombre: SeleccionarFormato
'Sinopsis: procedimiento que muestra un diálogo para elegir
'	el formato de texto en el que guardar el documento para
'	luego ser importado desde una plataforma Moodle. 
'************************************************************
Sub SeleccionarFormato

Dim DlgField As Object

DialogLibraries.LoadLibrary("Standard")
Dlg = CreateUnoDialog(DialogLibraries.Standard.Dialog)

Dlg.setTitle(TextoSeleccionaFormato)

DlgField = Dlg.getControl("Label1")
DlgField.setText(TextoSeleccionaFormato2 + chr(13) + "exportar")

DlgField = Dlg.getControl("CommandButton1")
DlgField.setLabel("Aceptar")
DlgField.getModel.PushButtonType = 0

oActionListener = CreateUnoListener( "EventoAceptar" + "_", "com.sun.star.awt.XActionListener" ) 
DlgField.addActionListener(oActionListener) 

DlgField = Dlg.getControl("ComboBox1")
DlgField.addItem("UTF-8", 0)
DlgField.addItem("ISO-8859-1", 1)
DlgField.addItem("UTF-7", 2)

Dlg.execute()
Formato = DlgField.Text

Dlg.getControl("CommandButton1").RemoveActionListener(oActionListener) 

Select Case Formato

	Case "UTF-8"

		CambiarFormato("UTF-8")

	Case "iso 8859-1"

		CambiarFormato("ISO-8859-1")
		
	Case "iso 8859-1"

		CambiarFormato("UTF-7")

	Case else 

		DialogoMsgBox (TextoFormatoInvalido, TextoUniversidadDeBurgos + TextoMensajeError)

End Select

End Sub


'************************************************************
'Nombre: EventoAceptar_actionPerformed
'Sinopsis: 
'************************************************************
Sub EventoAceptar_actionPerformed( oEvent As com.sun.star.awt.ActionEvent ) 

	Dlg.getControl("CommandButton1").RemoveActionListener(oActionListener) 
	Dlg.endExecute
End Sub

'************************************************************
'Nombre: CambiarFormato
'Sinopsis: procedimiento que cambia el formato del texto del
'	documento y lo guarda como ".txt"
'************************************************************
Sub CambiarFormato (Encoding As String)

	oCursor = ThisComponent.Text.createTextCursor()
	oText = ThisComponent.Text
	oCursor.gotoEnd(True)

	path = fSaveFile(TextoGuardarTexto, "*.txt")
	
	If path = "0" Then
		Exit Sub
	End If

	GlobalScope.BasicLibraries.LoadLibrary("Tools")

    fileaccess = createUnoService ("com.sun.star.ucb.SimpleFileAccess")

    outtextstream = createUnoService ("com.sun.star.io.TextOutputStream")
    outtextstream.setEncoding(Enconding)

    out = fileaccess.openFileWrite( path )

    outtextstream.setOutputStream( out )
    outtextstream.writeString( oCursor.String )
    outtextstream.closeOutput()

End Sub


'************************************************************
'Nombre: fSaveFile
'Sinopsis: función que se encarga de conseguir la ruta en la
'	que será guardado el documento.
'************************************************************
Function fSaveFile(ext1, ext2) as String

   'Transmite los argumentos del diálogo a un array de FILESAVE

   sFilePickerArgs = Array(_
   com.sun.star.ui.dialogs.TemplateDescription.FILESAVE_AUTOEXTENSION )

   'Registra el servivio como FilePicker
   
   oFilePicker = CreateUnoService( "com.sun.star.ui.dialogs.FilePicker" )

   'Le pasa algunos argumentos

   With oFilePicker
      .Initialize( sFilePickerArgs() )
      .setDisplayDirectory( "C:/" )
      .appendFilter(ext1, ext2 )
      .setTitle( "Save As ..." )
   End With

   'Si el path está seleccionado devuelve el path completo y lo muestra en un diálogo   

   If oFilePicker.execute() Then
      sFiles = oFilePicker.getFiles()
      fSaveFile = sFiles(0)
      Else
      	fSaveFile = "0"
   
   End If

   ' Cierra el diálogo
   oFilePicker.Dispose()
   
End Function

'************************************************************
'Nombre: IsertarPregunta
'Sinopsis: Procedimiento que inserta una pregunta con un
'	estilo y un texto dados al final del documento.
'************************************************************
Sub InsertarPregunta(Estilo, Texto As String)

oCursor = ThisComponent.Text.createTextCursor()
oText = ThisComponent.Text

Do While oText.compareRegionEnds(oText.End, oCursor.End) = -1

	oCursor.gotoEndOfParagraph(False)

	oCursor.gotoNextParagraph(False)

Loop

oCursor.String = chr(13)
oCursor.gotoNextParagraph(False)
oCursor.ParaStyleName = Estilo
oCursor.String = Texto
oCursor.gotoStartOfParagraph(True)
oCursor.CharStyleName = EstiloNormal

End Sub


'************************************************************
'Nombre: ChequearDocumento
'Sinopsis: función que se encarga de chequear que el
'	documento tenga los estilos que se pueden exportar y que
'	llama a las funciones que chequean cada una de las
'	preguntas.
'************************************************************
Function ChequearDocumento() As Boolean
	NumeroDePregunta = 1
	ChequearDocumento = True
	oCursor = ThisComponent.Text.createTextCursor()
	oText = ThisComponent.Text
	
	Do While oText.compareRegionEnds(oText.End, oCursor.End) = -1
		Select Case oCursor.ParaStyleName
			Case EstiloTrue
				If oCursor.gotoNextParagraph(False) = False Then
					Exit Do
				End If
			Case EstiloFalse
				If oCursor.gotoNextParagraph(False) = False Then
					Exit Do
				End If 
			Case EstiloEmparejamiento
				If ChequearEmparejamiento(oCursor, NumeroDePregunta) = False Then
					ChequearDocumento = False
					Exit Function
				End If
			Case EstiloMultiple
				If ChequearSeleccionMultiple(oCursor, NumeroDePregunta) = False Then
					ChequearDocumento = False
					Exit Function
				End If
			Case EstiloNumerica
				If ChequearNumerica(oCursor, NumeroDePregunta) = False Then
					ChequearDocumento = False
					Exit Function
				End If
			Case EstiloCorta
				If ChequearRespuestaCorta(oCursor, NumeroDePregunta) = False Then
					ChequearDocumento = False
					Exit Function
				End If
			Case EstiloFaltante
				If ChequearPalabraFaltante(oCursor, NumeroDePregunta) = False Then
					ChequearDocumento = False
					Exit Function
				End If
			Case EstiloRetro
				If oCursor.gotoNextParagraph(False) = False Then
					Exit Do
				End If
			Case Else
				DialogoMsgBox (TextoEstilosIncorrectos + NumeroDePregunta, TextoUniversidadDeBurgos + TextoMensajeError)
				ChequearDocumento = False
				Exit Function
		End Select
		oCursor.gotoEndOfParagraph(False)
		NumeroDePregunta = NumeroDePregunta + 1
	Loop

End Function

'************************************************************
'Nombre: DialogoComboBox
'Sinopsis: esta funcion se engarga de crear un dialogo que 
'	contiene un comboBox y a la vez delvueve la opcion
'	elegida en ese comboBox
'************************************************************

Function DialogoComboBox (TextoTitulo As String, TextoLabel As String, Opciones() As Variant)

Dim Aux As Integer

DialogLibraries.LoadLibrary("Standard")
Dlg = CreateUnoDialog(DialogLibraries.Standard.Dialog)

Dlg.setTitle(TextoTitulo)

DlgField = Dlg.getControl("Label1")
DlgField.setText(TextoLabel)

DlgField = Dlg.getControl("CommandButton1")
DlgField.setLabel(TextoBotonAceptar)
DlgField.getModel.PushButtonType = 0

oActionListener = CreateUnoListener( "EventoAceptar" + "_", "com.sun.star.awt.XActionListener" ) 
DlgField.addActionListener(oActionListener) 

DlgField = Dlg.getControl("ComboBox1")

For Aux = 0 To (UBound(Opciones))
	DlgField.addItem(Opciones(Aux), Aux)
Next

Dlg.execute()
DialogoComboBox = DlgField.Text

Dlg.getControl("CommandButton1").RemoveActionListener(oActionListener) 

End Function

'************************************************************
'Nombre: DialogoMsgBox
'Sinopsis: esta funcion se engarga de crear un dialogo que 
'	contiene un comboBox y a la vez delvueve la opcion
'	elegida en ese comboBox
'************************************************************

Function DialogoMsgBox (TextoLabel As String, TextoTitulo As String)

	DialogLibraries.LoadLibrary("Standard")
	Dlg = CreateUnoDialog(DialogLibraries.Standard.DialogoMsgBox)
	
	Dlg.setTitle(TextoTitulo)
	
	DlgField = Dlg.getControl("Label1")
	DlgField.setText(TextoLabel)
	
	DlgField = Dlg.getControl("CommandButton1")
	DlgField.setLabel(TextoBotonAceptar)
	DlgField.getModel.PushButtonType = 0

	oActionListener = CreateUnoListener( "EventoAceptar" + "_", "com.sun.star.awt.XActionListener" ) 
	DlgField.addActionListener(oActionListener) 
	
	Dlg.execute()
	Dlg.getControl("CommandButton1").RemoveActionListener(oActionListener) 
	
End Function
</script:module>
</file>

<file path=Basic/Standard/ControlDeIdioma.xml><?xml version="1.0" encoding="utf-8"?>
<!DOCTYPE module  PUBLIC '-//OpenOffice.org//DTD OfficeDocument 1.0//EN'  'module.dtd'>
<script:module xmlns:script="http://openoffice.org/2000/script" script:name="ControlDeIdioma" script:language="StarBasic">REM  *****  BASIC  *****

Global Idioma As String

'************************************************************
'Variables globales correspondientes a los dialogos
'************************************************************
Global TextoDocumentoVacio As String
Global TextoDocumentoNoGuardado As String
Global TextoEstilosIncorrectos As String
Global TextoSeleccionaFormato As String
Global TextoSeleccionaFormato2 As String
Global TextoFormatoInvalido As String
Global TextoGuardarTexto As String
Global TextoGuardarDocumento As String
Global TextoElegirIdioma As String
Global TextoElegirIdioma2 As String
Global TextoNoSePuedeAplicar As String
Global TextoNoEsOpcionvalida As String
Global TextoSeleccionaNumeroDeOpciones As String
Global TextoSeleccionaNumeroDeOpciones2 As String
Global TextoSeleccionaNumeroDeEmparejamientos As String
Global TextoSeleccionaNumeroDeEmparejamientos2 As String
Global TextoValorPorDefecto As String
Global TextoUniversidadDeBurgos As String
Global TextoMensajeError As String
Global TextoNoHaySufientesOpciones As String
Global TextoEmparejamientosIncorrectos As String
Global TextoNoHaySufientesEmparejamientos As String
Global TextoErrorRespuentaCorta As String
Global TextoNoAceptaRetroalimentacion As String
Global TextoFalloPesoCursor As String
Global TextoFalloPesoYaExisten As String
Global TextoFalloPalabraFaltanteCursor As String
Global TextoFalloPalabraFaltanteCursorVacio As String
Global TextoFalloPesosChequeo As String
Global TextoFaltaPalabraFaltante As String
 
'************************************************************ 
'Variables globales correspondientes al menu 
'************************************************************ 
Global TextoMenuCuestionario As String
Global TextoMenuVerdFal As String
Global TextoMenuEmparejamiento As String
Global TextoMenuRespCorta As String
Global TextoMenuSeleccionMultiple As String
Global TextoMenuPalabraFaltante As String
Global TextoMenuNumerica As String
Global TextoMenuExportar As String
Global TextoMenuElegirIdioma As String
Global TextoSubMenuVerdadero As String
Global TextoSubMenuDeclaFalso As String
Global TextoSubMenuRetroalimentacion As String
Global TextoSubMenuEmparejamiento As String
Global TextoSubMenuSeleccionMultiple As String
Global TextoSubMenuCambioVF As String
Global TextoSubMenuPesos As String
Global TextoSubMenuPalabraFaltante As String
Global TextoSubMenuPalabraEnBlanco As String
Global TextoSubMenuNumerica As String
Global TextoSubMenuExportar As String

Global TextoBotonAceptar As String


'************************************************************
'Nombre: InicializaIdioma
'Sinopsis: procedimiento que inicializa el documento con el
'	idioma por defecto, español en este caso.
'************************************************************
Sub InicializaIdioma

Idioma = "Español"
CambiarIdioma("Español")

End Sub

'************************************************************
'Nombre: CambiarIdioma
'Sinopsis: procedimiento que cambia el idioma de los mensajes
'	que se muestran por pantalla.
'************************************************************
Sub CambiarIdioma (Idioma As String)

Select Case Idioma
	Case "Español"
		TextoDocumentoVacio = EspDocumentoVacio
		TextoDocumentoNoGuardado = EspDocumentoNoGuardado
		TextoEstilosIncorrectos = EspEstilosIncorrectos
		TextoSeleccionaFormato = EspSeleccionaFormato
		TextoSeleccionaFormato2 = EspSeleccionaFormato2
		TextoFormatoInvalido = EspFormatoInvalido
		TextoGuardarTexto = EspGuardarTexto
		TextoGuardarDocumento = EspGuardarDocumento
		TextoElegirIdioma = EspElegirIdioma
		TextoElegirIdioma2 = EspElegirIdioma2
		TextoNoSePuedeAplicar = EspNoSePuedeAplicar
		TextoNoEsOpcionvalida = EspNoEsOpcionvalida
		TextoSeleccionaNumeroDeOpciones = EspSeleccionaNumeroDeOpciones
		TextoSeleccionaNumeroDeOpciones2 = EspSeleccionaNumeroDeOpciones2
		TextoSeleccionaNumeroDeEmparejamientos = EspSeleccionaNumeroDeEmparejamientos
		TextoSeleccionaNumeroDeEmparejamientos2 = EspSeleccionaNumeroDeEmparejamientos2
		TextoValorPorDefecto = EspValorPorDefecto
		TextoUniversidadDeBurgos = EspUniversidadDeBurgos
		TextoMensajeError = EspMensajeError
		TextoNoHaySufientesOpciones = EspNoHaySufientesOpciones
		TextoEmparejamientosIncorrectos = EspEmparejamientosIncorrectos
		TextoNoHaySufientesEmparejamientos = EspNoHaySufientesEmparejamientos
		TextoErrorRespuentaCorta = EspErrorRespuentaCorta
		TextoErrorPreguntaNumerica = EspErrorPreguntaNumerica
		TextoNoAceptaRetroalimentacion = EspNoAceptaRetroalminetacion
		TextoFalloPesoCursor = EspFalloPesoCursor
		TextoFalloPesoYaExisten = EspFalloPesoYaExisten
		TextoFalloPalabraFaltanteCursor = EspFalloPalabraFaltanteCursor
		TextoFalloPalabraFaltanteCursorVacio = EspFalloPalabraFaltanteCursorVacio
		TextoFalloPesosChequeo = EspFalloPesosChequeo
		TextoFaltaPalabraFaltante = EspFaltaPalabraFaltante

		TextoMenuCuestionario = EspMenuCuestionario
		TextoMenuVerdFal = EspMenuVerdFal
		TextoMenuEmparejamiento = EspMenuEmparejamiento
		TextoMenuRespCorta = EspMenuRespCorta
		TextoMenuSeleccionMultiple = EspMenuSeleccionMultiple
		TextoMenuPalabraFaltante = EspMenuPalabraFaltante
		TextoMenuNumerica = EspMenuNumerica
		TextoMenuExportar = EspMenuExportar
		TextoMenuElegirIdioma = EspMenuElegirIdioma
		
		TextoSubMenuVerdadero = EspSubMenuVerdadero
		TextoSubMenuDeclaFalso = EspSubMenuDeclaFalso
		TextoSubMenuRetroalimentacion = EspSubMenuRetroalimentacion
		TextoSubMenuEmparejamiento = EspSubMenuEmparejamiento
		TextoSubMenuSeleccionMultiple = EspSubMenuSeleccionMultiple
		TextoSubMenuCambioVF = EspSubMenuCambioVF
		TextoSubMenuPesos = EspSubMenuPesos
		TextoSubMenuPalabraFaltante = EspSubMenuPalabraFaltante
		TextoSubMenuPalabraEnBlanco = EspSubMenuPalabraEnBlanco
		TextoSubMenuNumerica = EspSubMenuNumerica
		TextoSubMenuExportar = EspSubMenuExportar
		
		TextoBotonAceptar = EspBotonAceptar
		
	Case "English"
		TextoDocumentoVacio = EngDocumentoVacio
		TextoDocumentoNoGuardado = EngDocumentoNoGuardado
		TextoEstilosIncorrectos = EngEstilosIncorrectos
		TextoSeleccionaFormato = EngSeleccionaFormato
		TextoSeleccionaFormato2 = EngSeleccionaFormato2
		TextoFormatoInvalido = EngFormatoInvalido
		TextoGuardarTexto = EngGuardarTexto
		TextoGuardarDocumento = EngGuardarDocumento
		TextoElegirIdioma = EngElegirIdioma
		TextoElegirIdioma2 = EngElegirIdioma2
		TextoNoSePuedeAplicar = EngNoSePuedeAplicar
		TextoNoEsOpcionvalida = EngNoEsOpcionvalida
		TextoSeleccionaNumeroDeOpciones = EngSeleccionaNumeroDeOpciones
		TextoSeleccionaNumeroDeOpciones2 = EngSeleccionaNumeroDeOpciones2
		TextoSeleccionaNumeroDeEmparejamientos = EngSeleccionaNumeroDeEmparejamientos
		TextoSeleccionaNumeroDeEmparejamientos2 = EngSeleccionaNumeroDeEmparejamientos2
		TextoValorPorDefecto = EngValorPorDefecto
		TextoUniversidadDeBurgos = EngUniversidadDeBurgos
		TextoMensajeError = EngMensajeError
		TextoNoHaySufientesOpciones = EngNoHaySufientesOpciones
		TextoEmparejamientosIncorrectos = EngEmparejamientosIncorrectos
		TextoNoHaySufientesEmparejamientos = EngNoHaySufientesEmparejamientos
		TextoErrorRespuentaCorta = EngErrorRespuentaCorta
		TextoErrorPreguntaNumerica = EngErrorPreguntaNumerica
		TextoNoAceptaRetroalimentacion = EngNoAceptaRetroalminetacion
		TextoFalloPesoCursor = EngFalloPesoCursor
		TextoFalloPesoYaExisten = EngFalloPesoYaExisten
		TextoFalloPalabraFaltanteCursor = EngFalloPalabraFaltanteCursor
		TextoFalloPalabraFaltanteCursorVacio = EngFalloPalabraFaltanteCursorVacio
		TextoFalloPesosChequeo = EngFalloPesosChequeo
		TextoFaltaPalabraFaltante = EngFaltaPalabraFaltante
		
		TextoMenuCuestionario = EngMenuCuestionario
		TextoMenuVerdFal = EngMenuVerdFal
		TextoMenuEmparejamiento = EngMenuEmparejamiento
		TextoMenuRespCorta = EngMenuRespCorta
		TextoMenuSeleccionMultiple = EngMenuSeleccionMultiple
		TextoMenuPalabraFaltante = EngMenuPalabraFaltante
		TextoMenuNumerica = EngMenuNumerica
		TextoMenuExportar = EngMenuExportar
		TextoMenuElegirIdioma = EngMenuElegirIdioma

		TextoSubMenuVerdadero = EngSubMenuVerdadero
		TextoSubMenuDeclaFalso = EngSubMenuDeclaFalso
		TextoSubMenuRetroalimentacion = EngSubMenuRetroalimentacion
		TextoSubMenuEmparejamiento = EngSubMenuEmparejamiento
		TextoSubMenuSeleccionMultiple = EngSubMenuSeleccionMultiple
		TextoSubMenuCambioVF = EngSubMenuCambioVF
		TextoSubMenuPesos = EngSubMenuPesos
		TextoSubMenuPalabraFaltante = EngSubMenuPalabraFaltante
		TextoSubMenuPalabraEnBlanco = EngSubMenuPalabraEnBlanco
		TextoSubMenuNumerica = EngSubMenuNumerica
		TextoSubMenuExportar = EngSubMenuExportar
		
		TextoBotonAceptar = EngBotonAceptar
	
	Case Else
	
End Select

End Sub

'************************************************************
'Nombre: ElegirIdioma
'Sinopsis: procedimiento que muestra un dialogo por pantalla
'	para elegir el idioma en el que se quiere que estén los
'	menús y los mensajes mostrados por pantalla
'************************************************************
Sub ElegirIdioma

Dim DlgField As Object

DialogLibraries.LoadLibrary("Standard")
Dlg = CreateUnoDialog(DialogLibraries.Standard.Dialog)

Dlg.setTitle(TextoElegirIdioma)

DlgField = Dlg.getControl("Label1")
DlgField.setText(TextoElegirIdioma2)

DlgField = Dlg.getControl("CommandButton1")
DlgField.setLabel("Aceptar")
DlgField.getModel.PushButtonType = 0

oActionListener = CreateUnoListener( "EventoAceptar" + "_", "com.sun.star.awt.XActionListener" ) 
DlgField.addActionListener(oActionListener) 

DlgField = Dlg.getControl("ComboBox1")
DlgField.addItem("Español", 0)
DlgField.addItem("English", 1)

Dlg.execute()
Idioma = DlgField.Text

Dlg.getControl("CommandButton1").RemoveActionListener(oActionListener) 

CambiarIdioma (Idioma)

CambiarElMenu

End Sub

'************************************************************
'Nombre: CambiarElMenu
'Sinopsis: procedimiento que cambia el idioma en el que se
'	muestra el menú.
'************************************************************
Sub CambiarElMenu

Dim Posicion As Integer
Dim MenuBar As Object
Dim Menu As Object
Dim PopupMenu As Object

doc = ThisComponent
frame = doc.CurrentController.Frame
Manejador = frame.LayoutManager
MenuBar = Manejador.getElement("private:resource/menubar/menubar")
Menu = MenuBar.getPropertyValue("XMenuBar")

For Posicion = 0 To 20
	NombreMenu = Menu.getItemText(Menu.getItemId(Posicion))
	If NombreMenu = "Cuestionario" Or NombreMenu = "Questionnaire" Then
		Exit For
	End If
Next

Menu.setItemText(Menu.getItemId(Posicion), TextoMenuCuestionario)
PopupMenu = Menu.getPopupMenu(Menu.getItemId(Posicion))

PopupMenu.setItemText(PopupMenu.getItemId(0), TextoMenuVerdFal)
SubPopupMenu = PopUpMenu.getPopupMenu(PopupMenu.getItemId(0))
SubPopupMenu.setItemText(SubPopupMenu.getItemId(0), TextoSubMenuDeclaFalso)
SubPopupMenu.setItemText(SubPopupMenu.getItemId(1), TextoSubMenuVerdadero)
SubPopupMenu.setItemText(SubPopupMenu.getItemId(2), TextoSubMenuRetroalimentacion)

PopupMenu.setItemText(PopupMenu.getItemId(1), TextoMenuEmparejamiento)
SubPopupMenu = PopUpMenu.getPopupMenu(PopupMenu.getItemId(1))
SubPopupMenu.setItemText(SubPopupMenu.getItemId(0), TextoSubMenuEmparejamiento)

PopupMenu.setItemText(PopupMenu.getItemId(2), TextoMenuRespCorta)

PopupMenu.setItemText(PopupMenu.getItemId(3), TextoMenuSeleccionMultiple)
SubPopupMenu = PopUpMenu.getPopupMenu(PopupMenu.getItemId(3))
SubPopupMenu.setItemText(SubPopupMenu.getItemId(0), TextoSubMenuSeleccionMultiple)
SubPopupMenu.setItemText(SubPopupMenu.getItemId(1), TextoSubMenuCambioVF)
SubPopupMenu.setItemText(SubPopupMenu.getItemId(2), TextoSubMenuPesos)
SubPopupMenu.setItemText(SubPopupMenu.getItemId(3), TextoSubMenuRetroalimentacion)

PopupMenu.setItemText(PopupMenu.getItemId(4), TextoMenuPalabraFaltante)
SubPopupMenu = PopUpMenu.getPopupMenu(PopupMenu.getItemId(4))
SubPopupMenu.setItemText(SubPopupMenu.getItemId(0), TextoSubMenuPalabraFaltante)
SubPopupMenu.setItemText(SubPopupMenu.getItemId(1), TextoSubMenuPalabraEnBlanco)

PopupMenu.setItemText(PopupMenu.getItemId(5), TextoMenuNumerica)
SubPopupMenu = PopUpMenu.getPopupMenu(PopupMenu.getItemId(5))
SubPopupMenu.setItemText(SubPopupMenu.getItemId(0), TextoSubMenuNumerica)

PopupMenu.setItemText(PopupMenu.getItemId(7), TextoMenuExportar)
SubPopupMenu = PopUpMenu.getPopupMenu(PopupMenu.getItemId(7))
SubPopupMenu.setItemText(SubPopupMenu.getItemId(0), TextoSubMenuExportar)

PopupMenu.setItemText(PopupMenu.getItemId(8), TextoMenuElegirIdioma)

End Sub 
</script:module>
</file>

<file path=Basic/Standard/DeRespuestaCorta.xml><?xml version="1.0" encoding="utf-8"?>
<!DOCTYPE module  PUBLIC '-//OpenOffice.org//DTD OfficeDocument 1.0//EN'  'module.dtd'>
<script:module xmlns:script="http://openoffice.org/2000/script" script:name="DeRespuestaCorta" script:language="StarBasic">
'************************************************************
'Nombre: DeRespuestaCorta
'Sinopsis: procedimiento que inserta una pregunta con el
'	estilo de pregunta de respuesta corta.
'************************************************************
Sub DeRespuestaCorta

InsertarPregunta(EstiloCorta, "Inserte pregunta de respuesta corta aquí. Ej: ¿Quién escribió el Quijote?")
InsertarPregunta(EstiloNormal, "")


End Sub

'************************************************************
'Nombre: ExportarRespuestaCorta
'Sinopsis: procedimiento que exporta una pregunta de
'	respuesta corta a GIFT.
'************************************************************
Sub ExportarRespuestaCorta(oCursor)

Dim Contenido As String
Dim Avanza
oText = ThisComponent.Text
oTC = ThisComponent.Text.createTextCursorByRange(oCursor)

oTC.ParaStyleName = EstiloNormal
oTC.gotoEndOfParagraph(true)
Contenido = oTC.String
oTC.String = "// Start of question: ShortAnswerQ" + chr(13) + Contenido + EtInicioPreg
oTC.gotoNextParagraph(False)
oTC.gotoNextParagraph(False)

Do While oTC.paraStyleName = EstiloCorrecta
		oTC.ParaStyleName = EstiloNormal
		oTC.gotoEndOfParagraph(True)
		Contenido = oTC.String
		oTC.String = EtCorreResp + Contenido
		Avanza = oTC.gotoNextParagraph(False)
Loop

If Avanza = True Then
	oTC.gotoPreviousParagraph(False)
End If

oTc.gotoEndOfParagraph(False)
oTC.String = chr(13) + EtFinPreg + chr(13)

End Sub

'************************************************************
'Nombre: ChequearRespuestaCorta
'Sinopsis: función que chequea que la pregunta de respuesta
'	corta tenga al menos una respuesta verdadera y que,
'	 además, no tenga ninguna respuesta falsa. 
'************************************************************
Function ChequearRespuestaCorta(oCursor, NumeroDePregunta) As Boolean

Dim Corr As Integer

Corr = 0
ChequearRespuestaCorta = True
oText = ThisComponent.Text

oCursor.gotoNextParagraph(False)
If oCursor.ParaStyleName = EstiloCorrecta Then
	Corr = 1
Else
	ChequearRespuestaCorta = False
	DialogoMsgBox (TextoErrorRespuentaCorta + NumeroDePregunta, TextoUniversidadDeBurgos + TextoMensajeError)
	Exit Function
End If

Do While oCursor.paraStyleName = EstiloCorrecta Or oCursor.paraStyleName = EstiloIncorrecta _
	Or oCursor.paraStyleName = EstiloRetro

	oCursor.gotoEndOfParagraph(False)

	If oCursor.paraStyleName = EstiloIncorrecta Then
		ChequearRespuestaCorta = False
		DialogoMsgBox (TextoErrorRespuentaCorta + NumeroDePregunta, TextoUniversidadDeBurgos + TextoMensajeError)
		Exit Function
	End If

	If oText.compareRegionEnds(oText.End, oCursor.End) &lt;&gt; -1 Then
		Exit Function
	End If
	
	oCursor.gotoNextParagraph(False)
Loop

If Corr = 0 Then
	ChequearRespuestaCorta = False
	DialogoMsgBox (TextoErrorRespuentaCorta + NumeroDePregunta, TextoUniversidadDeBurgos + TextoMensajeError)
End If
	
End Function
</script:module>
</file>

<file path=Basic/Standard/DeclaracionVerdFals.xml><?xml version="1.0" encoding="utf-8"?>
<!DOCTYPE module  PUBLIC '-//OpenOffice.org//DTD OfficeDocument 1.0//EN'  'module.dtd'>
<script:module xmlns:script="http://openoffice.org/2000/script" script:name="DeclaracionVerdFals" script:language="StarBasic">
'************************************************************
'Nombre: DeclaracionVerdadera
'Sinopsis: procedimiento que inserta una pregunta con el
'	estilo de declaración verdadera.
'************************************************************
Sub DeclaracionVerdadera

InsertarPregunta(EstiloTrue, "Pregunta VERDADERA-FALSA: inserte una declaración VERDADERA aquí (Ej: Guadalajara es la capital de Jalisco)")
InsertarPregunta(EstiloNormal, "")

End Sub

'************************************************************
'Nombre: DeclaracionFalsa
'Sinopsis: procedimiento que inserta una pregunta con el
'	estilo de declaración falsa.
'************************************************************
Sub DeclaracionFalsa

InsertarPregunta(EstiloFalse, "Pregunta VERDADERA-FALSA: inserte una declaración FALSA aquí (Ej: En Guadalajara son comunes los osos polares)")
InsertarPregunta(EstiloNormal, "")

End Sub

'************************************************************
'Nombre: ExportarTrueFalse
'Sinopsis: procedimiento que exporta una pregunta de estilo
'	verdadero/falso a GIFT.
'************************************************************
Sub ExportarTrueFalse(oCursor)

Dim Contenido As String
Dim ContenidoR As String
oText = ThisComponent.Text
oTC = ThisComponent.Text.createTextCursorByRange(oCursor)

oTC.gotoEndOfParagraph(true)
Contenido = oTc.String

If oTC.ParaStyleName = EstiloTrue Then
	oTC.String = "//TrueStatement" + chr(13) + Contenido
	oTC.ParaStyleName = EstiloNormal
	oTC.gotoNextParagraph(False)
	oTC.gotoNextParagraph(False)
	If oTC.ParaStyleName = EstiloRetro Then
		oTC.gotoEndOfParagraph(True)
		ContenidoR = oTC.String
		oTC.String = ""
		oTC.ParaStyleName = EstiloNormal
		oTC.gotoPreviousParagraph(False)
		oTC.gotoEndOfParagraph(False)
		oTC.String = EtInicioPreg + "TRUE " + EtRetroAlim + ContenidoR + EtFinPreg
		oTC.ParaStyleName = EstiloNormal
	Else
		oTC.gotoPreviousParagraph(False)
		oTC.gotoEndOfParagraph(False)
		oTC.String = EtTruePreg + chr(13)
	End If
Else
	oTC.String = "//FalseStatement" + chr(13) + Contenido
	oTC.ParaStyleName = EstiloNormal
	oTC.gotoNextParagraph(False)
	oTC.gotoNextParagraph(False)
	If oTC.ParaStyleName = EstiloRetro Then
		oTC.gotoEndOfParagraph(True)
		ContenidoR = oTC.String
		oTC.String = ""
		oTC.ParaStyleName = EstiloNormal
		oTC.gotoPreviousParagraph(False)
		oTC.gotoEndOfParagraph(False)
		oTC.String = EtInicioPreg + "FALSE " + EtRetroAlim + ContenidoR + EtFinPreg
		oTC.ParaStyleName = EstiloNormal
	Else
		oTC.gotoPreviousParagraph(False)
		oTC.gotoEndOfParagraph(False)
		oTC.String = EtFalsePreg + chr(13)
	End If
End If

End Sub
</script:module>
</file>

<file path=Basic/Standard/Emparejamiento.xml><?xml version="1.0" encoding="utf-8"?>
<!DOCTYPE module  PUBLIC '-//OpenOffice.org//DTD OfficeDocument 1.0//EN'  'module.dtd'>
<script:module xmlns:script="http://openoffice.org/2000/script" script:name="Emparejamiento" script:language="StarBasic">
Global NumeroEmparejamientos As Integer

'************************************************************
'Nombre: Emparejamiento
'Sinopsis: procedimiento que inserta una pregunta con el
'	estilo de pregunta de emparejamiento.
'************************************************************
Sub Emparejamiento

InsertarPregunta(EstiloEmparejamiento, "Inserte la pregunta de relación aquí. (Ej: Relacione los siguientes Estados con sus correspondientes capitales.)")

EstableceNumeroDeEmparejamientos

For Aux = 1 To NumeroEmparejamientos

	InsertarPregunta(EstiloIzquierda, "Ejemplo izquierda " + Aux)
	InsertarPregunta(EstiloDerecha, "Ejemplo derecha " + Aux)

Next

InsertarPregunta(EstiloNormal, "")

End Sub

'************************************************************
'Nombre: ExportarEmparejamiento
'Sinopsis: procedimiento que exporta una pregunta de 
'	emparejamiento a GIFT.
'************************************************************
Sub ExportarEmparejamiento(oCursor)

Dim Contenido As String
Dim Avanza
oText = ThisComponent.Text
oTC = ThisComponent.Text.createTextCursorByRange(oCursor)

oTC.ParaStyleName = EstiloNormal
oTC.gotoEndOfParagraph(true)
Contenido = oTC.String
oTC.String = "// Start of question: MatchingQ" + chr(13) + Contenido + EtInicioPreg
oTC.gotoNextParagraph(False)
oTC.gotoNextParagraph(False)

Do While oTC.paraStyleName = EstiloIzquierda
	oTC.ParaStyleName = EstiloNormal
	oTC.gotoEndOfParagraph(True)
	Contenido = oTC.String
	oTC.String = EtCorreResp + Contenido + EtUnionPreg
	oTC.gotoNextParagraph(False)
	
	oTC.ParaStyleName = EstiloNormal
	oTC.gotoEndOfParagraph(True)
	Contenido = oTC.String
	oTC.String = Contenido
	Avanza = oTC.gotoNextParagraph(False)
Loop

If Avanza = True Then
	oTC.gotoPreviousParagraph(False)
End If

oTc.gotoEndOfParagraph(False)
oTC.String = chr(13) + EtFinPreg + chr(13)


End Sub

'************************************************************
'Nombre: ChequearEmparejamiento
'Sinopsis: función que chequea que la pregunta de
'	emparejamiento tenga el número de respuestas fijado con
'	anterioridad y que todas las respuestas tengan una
'	pareja.
'************************************************************
Function ChequearEmparejamiento(oCursor, NumeroDePregunta) As Boolean

Dim Aux As integer

Aux = 0
ChequearEmparejamiento = True
oText = ThisComponent.Text

If NumeroEmparejamientos = 0 Then
	NumeroEmparejamientos = 3
End If

Do While Aux &lt; 2
	oCursor.gotoNextParagraph(False)
	If oCursor.ParaStyleName &lt;&gt; EstiloIzquierda Then
		ChequearEmparejamiento = False
		DialogoMsgBox (TextoNoHaySufientesEmparejamientos + NumeroDePregunta, TextoUniversidadDeBurgos + TextoMensajeError)
		Exit Do
	End If
	
	oCursor.gotoNextParagraph(False)
	If oCursor.ParaStyleName &lt;&gt; EstiloDerecha Then
		ChequearEmparejamiento = False
		DialogoMsgBox (TextoEmparejamientosIncorrectos + NumeroDePregunta, TextoUniversidadDeBurgos + TextoMensajeError)
		Exit Do
	End If
	
	Aux = Aux + 1
Loop

oCursor.gotoEndOfParagraph(False)

If (oText.compareRegionEnds(oText.End, oCursor.End) = -1) = False Then
	Exit Function
End If

oCursor.gotoNextParagraph(False)

Do While oCursor.ParaStyleName = EstiloIzquierda Or oCursor.ParaStyleName = EstiloDerecha
	If oCursor.ParaStyleName &lt;&gt; EstiloIzquierda Then
		ChequearEmparejamiento = False
		DialogoMsgBox (TextoEmparejamientosIncorrectos + NumeroDePregunta, TextoUniversidadDeBurgos + TextoMensajeError)
		Exit Do
	End If
	
	oCursor.gotoNextParagraph(False)
	
	If oCursor.ParaStyleName &lt;&gt; EstiloDerecha Then
		ChequearEmparejamiento = False
		DialogoMsgBox (TextoEmparejamientosIncorrectos + NumeroDePregunta, TextoUniversidadDeBurgos + TextoMensajeError)
		Exit Do
	End If
	
	oCursor.gotoEndOfParagraph(False)

	If (oText.compareRegionEnds(oText.End, oCursor.End) = -1) = False Then
		Exit Function
	End If
	
	oCursor.gotoNextParagraph(False)

Loop

End Function

'************************************************************
'Nombre: EstableceNumeroDeEmparejamientos
'Sinopsis: procedimiento que muestra un diálogo en el que
'	elegir cuántos emparejamientos se requiere que tenga la
'	pregunta.	
'************************************************************
Sub EstableceNumeroDeEmparejamientos

Dim NumeroElegido As Integer
Dim Opciones(8) As Integer

AuxArray = 0

For Aux = 1 To 9
	Opciones (AuxArray) = Aux + 1
	AuxArray = AuxArray + 1
Next

NumeroElegido = DialogoComboBox (TextoUniversidadDeBurgos + TextoSeleccionaNumeroDeEmparejamientos2, TextoSeleccionaNumeroDeEmparejamientos, Opciones() )	
	
If NumeroElegido &gt; 0 Then
	NumeroEmparejamientos = NumeroElegido
Else
	DialogoMsgBox (TextoNoEsOpcionvalida, TextoUniversidadDeBurgos + TextoMensajeError)
End If

End Sub
</script:module>
</file>

<file path=Basic/Standard/English.xml><?xml version="1.0" encoding="utf-8"?>
<!DOCTYPE module  PUBLIC '-//OpenOffice.org//DTD OfficeDocument 1.0//EN'  'module.dtd'>
<script:module xmlns:script="http://openoffice.org/2000/script" script:name="English" script:language="StarBasic">REM  *****  BASIC  *****

'************************************************************
'Cadenas para mensajes y menús en inglés
'************************************************************
Public Const EngDocumentoVacio = "The document is empty"
Public Const EngDocumentoNoGuardado = "You have to save the file"
Public Const EngEstilosIncorrectos = "There are styles wrong in question "
Public Const EngSeleccionaFormato = "Select format"
Public Const EngSeleccionaFormato2 = "Select the format you want to export"
Public Const EngFormatoInvalido = "This format is not that between"
Public Const EngGuardarTexto = "Text (.txt)"
Public Const EngGuardarDocumento = "Documento de texto ODF (,odt)"
Public Const EngElegirIdioma = "Choose the language"
Public Const EngElegirIdioma2 = "Choose the language"
Public Const EngNoSePuedeAplicar = "You can not apply this operation here"
Public Const EngNoEsOpcionvalida = "You did not enter a valid option"
Public Const EngSeleccionaNumeroDeOpciones = "Select the number of Options"
Public Const EngSeleccionaNumeroDeEmparejamientos = "Select the number of Matches"
Public Const EngSeleccionaNumeroDeOpciones2 = ": Select the number of options"
Public Const EngSeleccionaNumeroDeEmparejamientos2 = ": Select number of matches"
Public Const EngValorPorDefecto = "The default is 3"
Public Const EngUniversidadDeBurgos = "University of Burgos"
Public Const EngMensajeError = ": Error"
Public Const EngNoHaySufientesOpciones = "There are not enough options in question "
Public Const EngEmparejamientosIncorrectos = "Not enough matches in question "
Public Const EngNoHaySufientesEmparejamientos = "The matches are wrong in question "
Public Const EngErrorRespuentaCorta = "There can be no question styles false"
Public Const EngErrorPreguntaNumerica = "There can be no question styles false"
Public Const EngNoAceptaRetroalminetacion = "Feedback can't be inserted here"
Public Const EngFalloPesoCursor = "You must place your cursor in a multiple choice question"
Public Const EngFalloPesoYaExisten = "This question has weights"
Public Const EngFalloPalabraFaltanteCursor = "You must place your cursor in a missing word question"
Public Const EngFalloPalabraFaltanteCursorVacio = "You must select a word with the cursor"
Public Const EngFalloPesosChequeo = "The weights are not well used in question "
Public Const EngFaltaPalabraFaltante = "No missing word in question "

Public Const EngMenuCuestionario = "Questionnaire"
Public Const EngMenuVerdFal = "~True/False"
Public Const EngMenuEmparejamiento = "~Matching"
Public Const EngMenuRespCorta = "~Short answer"
Public Const EngMenuSeleccionMultiple = "~Multiple choice"
Public Const EngMenuPalabraFaltante = "~Missing Word"
Public Const EngMenuNumerica = "~Numerical"
Public Const EngMenuExportar = "E~xport"
Public Const EngMenuElegirIdioma = "Cho~ose Language"

Public Const EngSubMenuVerdadero = "True ~Statement"
Public Const EngSubMenuDeclaFalso = "~False Statement"
Public Const EngSubMenuRetroalimentacion = "~Question Feedback"
Public Const EngSubMenuEmparejamiento = "~Matching"
Public Const EngSubMenuSeleccionMultiple = "~Selección Múltiple"
Public Const EngSubMenuCambioVF = "~Change T/F"
Public Const EngSubMenuPesos = "~Weights"
Public Const EngSubMenuPalabraFaltante = "~Missing Word"
Public Const EngSubMenuPalabraEnBlanco = "Word ~in White"
Public Const EngSubMenuNumerica = "~Numerical"
Public Const EngSubMenuExportar = "~Export"

Public Const EngBotonAceptar = "Accept"
</script:module>
</file>

<file path=Basic/Standard/Espanol.xml><?xml version="1.0" encoding="utf-8"?>
<!DOCTYPE module  PUBLIC '-//OpenOffice.org//DTD OfficeDocument 1.0//EN'  'module.dtd'>
<script:module xmlns:script="http://openoffice.org/2000/script" script:name="Espanol" script:language="StarBasic">REM  *****  BASIC  *****

'************************************************************
'Cadenas para mensajes y menús en español
'************************************************************
Public Const EspDocumentoVacio = "El documento esta vacio"
Public Const EspDocumentoNoGuardado = "Tienes que guardar el archivo"
Public Const EspEstilosIncorrectos = "Hay estilos incorrectos en la pregunta "
Public Const EspSeleccionaFormato = "Selecciona formato"
Public Const EspSeleccionaFormato2 = "Selecciona el formato en el que quieres exportar"
Public Const EspFormatoInvalido = "Ese formato no esa entre las opciones"
Public Const EspGuardarTexto = "Texto (.txt)"
Public Const EspGuardarDocumento = "Documento de texto ODF (,odt)"
Public Const EspElegirIdioma = "Elegir Idioma"
Public Const EspElegirIdioma2 = "Elegir Idioma"
Public Const EspNoSePuedeAplicar = "No se puede aplicar esta operacion aqui"
Public Const EspNoEsOpcionvalida = "No has introducido una opcion valida"
Public Const EspSeleccionaNumeroDeOpciones = "Selecciona el numero de Opciones"
Public Const EspSeleccionaNumeroDeEmparejamientos = "Selecciona el numero de Emparejamientos"
Public Const EspSeleccionaNumeroDeOpciones2 = ": Selecciona el numero de opciones"
Public Const EspSeleccionaNumeroDeEmparejamientos2 = ": Selecciona Numero Emparejamientos"
Public Const EspValorPorDefecto = "El valor por defecto es 3"
Public Const EspUniversidadDeBurgos = "Universidad de Burgos"
Public Const EspMensajeError = ": Error"
Public Const EspNoHaySufientesOpciones = "No hay suficientes opciones en la pregunta numero "
Public Const EspEmparejamientosIncorrectos = "Los emparejamientos son incorrectos en la pregunta "
Public Const EspNoHaySufientesEmparejamientos = "No hay suficientes emparejamientos en la pregunta "
Public Const EspErrorRespuentaCorta = "No puede haber estilos falsos en la pregunta "
Public Const EspErrorPreguntaNumerica = "No puede haber estilos falsos en la pregunta "
Public Const EspNoAceptaRetroalminetacion = "Aquí no puede insertarse una retroalimentación"
Public Const EspFalloPesoCursor = "Debes de colocar el cursor en una pregunta de seleccion multiple"
Public Const EspFalloPesoYaExisten = "Esta pregunta ya tiene pesos"
Public Const EspFalloPalabraFaltanteCursor = "Debes de colocar el cursor en una pregunta de palabra faltante"
Public Const EspFalloPalabraFaltanteCursorVacio = "Debes de seleccionar alguna palabra con el cursor"
Public Const EspFalloPesosChequeo = "Los pesos no estan bien utilizados en la pregunta "
Public Const EspFaltaPalabraFaltante = "No hay palabra faltante en la pregunta "

Public Const EspMenuCuestionario = "Cuestionario"
Public Const EspMenuVerdFal = "~Verdadero/Falsa"
Public Const EspMenuEmparejamiento = "~Emparejamiento"
Public Const EspMenuRespCorta = "~Respuesta Corta"
Public Const EspMenuSeleccionMultiple = "~Selección Múltiple"
Public Const EspMenuPalabraFaltante = "~Palabra Faltante"
Public Const EspMenuNumerica = "~Numérica"
Public Const EspMenuExportar = "E~xportación"
Public Const EspMenuElegirIdioma = "Ele~gir Idioma"

Public Const EspSubMenuVerdadero = "Declaración ~Verdadera"
Public Const EspSubMenuDeclaFalso = "~Declaración Falsa"
Public Const EspSubMenuRetroalimentacion = "~Retroalimentacion"
Public Const EspSubMenuEmparejamiento = "~Emparejamiento"
Public Const EspSubMenuSeleccionMultiple = "~Selección Múltiple"
Public Const EspSubMenuCambioVF = "~Cambio V/F"
Public Const EspSubMenuPesos = "~Pesos"
Public Const EspSubMenuPalabraFaltante = "~Palabra Faltante"
Public Const EspSubMenuPalabraEnBlanco = "Palabra ~en Blanco"
Public Const EspSubMenuNumerica = "~Numérica"
Public Const EspSubMenuExportar = "~Exportar"

Public Const EspBotonAceptar = "Aceptar"
</script:module>
</file>

<file path=Basic/Standard/PalabraFaltante.xml><?xml version="1.0" encoding="utf-8"?>
<!DOCTYPE module  PUBLIC '-//OpenOffice.org//DTD OfficeDocument 1.0//EN'  'module.dtd'>
<script:module xmlns:script="http://openoffice.org/2000/script" script:name="PalabraFaltante" script:language="StarBasic">'************************************************************
'Nombre: PalabraFaltante
'Sinopsis:  procedimiento que inserta una pregunta con el
'	estilo de pregunta de palabra faltante.
'************************************************************
Sub PalabraFaltante

InsertarPregunta(EstiloFaltante, "Inserte una pregunta de palabra faltante aquí.")
InsertarPregunta(EstiloNormal, "")

End Sub

'************************************************************
'Nombre: Blank
'Sinopsis:  procedimiento que inserta una la palabra que se
'	busca en la pregunta de palabra faltante.
'************************************************************
Sub Blank
	oCursor = ThisComponent.CurrentController.getViewCursor()
	oTCursor = oCursor.getText.createTextCursorByRange(oCursor)
	
	If oTCursor.ParaStyleName &lt;&gt; EstiloFaltante Then
		DialogoMsgBox (TextoFalloPalabraFaltanteCursor, TextoUniversidadDeBurgos + TextoMensajeError)
		Exit Sub
	End If
	
	If oTCursor.String = "" Then
		DialogoMsgBox (TextoFalloPalabraFaltanteCursorVacio, TextoUniversidadDeBurgos + TextoMensajeError)
		Exit Sub
	End If
	
	oTCursor.CharStyleName = EstiloOculta
End Sub

'************************************************************
'Nombre: ChequearPalabraFaltante
'Sinopsis:  'Sinopsis: función que chequea que la pregunta de
'	palabra faltante tenga al menos una palabra faltante
'************************************************************

Function ChequearPalabraFaltante(oCursor, NumeroDePregunta) As Boolean

	ChequearPalabraFaltante = False
	oCursor.gotoStartOfParagraph(False)
	
	Do
		If oCursor.CharStyleName = EstiloOculta Then
			ChequearPalabraFaltante = True
			Exit Do
		End If
		oCursor.goRight(1, False)
	Loop Until oCursor.isEndOfParagraph() = True
	
	If ChequearPalabraFaltante = False Then
		DialogoMsgBox (TextoFaltaPalabraFaltante + NumeroDePregunta, TextoUniversidadDeBurgos + TextoMensajeError)
	End If
	
	oCursor.gotoNextParagraph(False)
End Function


'************************************************************
'Nombre: ExportarPalabraFaltante
'Sinopsis: procedimiento que exporta una pregunta de
'	palabra faltante a GIFT.
'************************************************************
Sub ExportarPalabraFaltante(oCursor)

	Dim Contenido As String
	Dim EstiloAnterior As String
	EstiloAnterior = EstiloNormal
	oCursor.String = "// Start of question: MissingWordQ" + chr(13)
	oCursor.ParaStyleName = EstiloNormal
	oCursor.gotoNextParagraph(False)
	
	Do
		If EstiloAnterior &lt;&gt; oCursor.CharStyleName Then
			If oCursor.CharStyleName = EstiloOculta Then
				oCursor.goLeft(1, False)
				oCursor.String = EtInicioPalabraFaltante + EtCorreResp
				oCursor.goRight(4, False)
			Else
				oCursor.goLeft(1, False)
				oCursor.String = EtFinPreg
				oCursor.goRight(1, False)
				oCursor.CharStyleName = EstiloNormal
			End If
			EstiloAnterior = oCursor.CharStyleName
		End If
		
		oCursor.goRight(1, False)
				
	Loop While oCursor.isEndOfParagraph() = False
	If oCursor.CharStyleName = EstiloOculta Then
		oCursor.String = EtFinPreg
		oCursor.gotoEndOfParagraph(False)
	End If
	
	
	oCursor.gotoStartOfParagraph(True)
	oCursor.CharStyleName = EstiloNormal
	oCursor.ParaStyleName = EstiloNormal
	oCursor.gotoEndOfParagraph(False)
	oCursor.String = chr(13)

End Sub
</script:module>
</file>

<file path=Basic/Standard/PreguntaNumerica.xml><?xml version="1.0" encoding="utf-8"?>
<!DOCTYPE module  PUBLIC '-//OpenOffice.org//DTD OfficeDocument 1.0//EN'  'module.dtd'>
<script:module xmlns:script="http://openoffice.org/2000/script" script:name="PreguntaNumerica" script:language="StarBasic">'************************************************************
'Nombre: PreguntaNumerica
'Sinopsis: procedimiento que inserta una pregunta con el
'	estilo de pregunta de respuesta numérica.
'************************************************************
Sub PreguntaNumerica

InsertarPregunta(EstiloNumerica, "Inserte pregunta numérica aquí. Ej: ¿En qué año se descubrió América?")
InsertarPregunta(EstiloNormal, "")

End Sub

'************************************************************
'Nombre: ExportarNumerica
'Sinopsis: procedimiento que exporta una pregunta de 
'	respuesta numérica a formato GIFT.
'************************************************************
Sub ExportarNumerica(oCursor)

Dim Contenido As String
Dim Avanza
oText = ThisComponent.Text
oTC = ThisComponent.Text.createTextCursorByRange(oCursor)

oTC.ParaStyleName = EstiloNormal
oTC.gotoEndOfParagraph(true)
Contenido = oTC.String
oTC.String = "// Start of question: NumericalQ" + chr(13) + Contenido + EtInicioPreg
oTC.gotoNextParagraph(False)
oTC.gotoNextParagraph(False)

Do While oTC.paraStyleName = EstiloCorrecta
		oTC.ParaStyleName = EstiloNormal
		oTC.gotoEndOfParagraph(True)
		Contenido = oTC.String
		oTC.String = EtCorreNumResp + Contenido
		Avanza = oTC.gotoNextParagraph(False)
Loop

If Avanza = True Then
	oTC.gotoPreviousParagraph(False)
End If

oTc.gotoEndOfParagraph(False)
oTC.String = chr(13) + EtFinPreg + chr(13)

End Sub

'************************************************************
'Nombre: ChequearRespuestaNumerica
'Sinopsis: función que chequea que la pregunta de respuesta
'	numérica tenga al menos una respuesta verdadera y que,
'	 además, no tenga ninguna respuesta falsa. 
'************************************************************
Function ChequearNumerica(oCursor, NumeroDePregunta) As Boolean

Dim Corr As Integer

Corr = 0
ChequearNumerica = True
oText = ThisComponent.Text

oCursor.gotoNextParagraph(False)

If oCursor.ParaStyleName = EstiloCorrecta Then
	Corr = 1
Else
	DialogoMsgBox (TextoErrorPreguntaNumerica + NumeroDePregunta, TextoUniversidadDeBurgos + TextoMensajeError)
	ChequearNumerica = False
	Exit Function
End If

Do While oCursor.paraStyleName = EstiloCorrecta Or oCursor.paraStyleName = EstiloIncorrecta _
	Or oCursor.paraStyleName = EstiloRetro

	oCursor.gotoEndOfParagraph(False)

	If oCursor.paraStyleName = EstiloIncorrecta Then
		DialogoMsgBox (TextoErrorPreguntaNumerica + NumeroDePregunta, TextoUniversidadDeBurgos + TextoMensajeError)
		ChequearNumerica = False
		Exit Function
	End If

	If oText.compareRegionEnds(oText.End, oCursor.End) &lt;&gt; -1 Then
		Exit Function
	End If
	
	oCursor.gotoNextParagraph(False)
Loop

If Corr = 0 Then
	ChequearNumerica = False
	DialogoMsgBox (TextoErrorPreguntaNumerica + NumeroDePregunta, TextoUniversidadDeBurgos + TextoMensajeError)
End If
	
End Function
</script:module>
</file>

<file path=Basic/Standard/Retroalimentacion.xml><?xml version="1.0" encoding="utf-8"?>
<!DOCTYPE module  PUBLIC '-//OpenOffice.org//DTD OfficeDocument 1.0//EN'  'module.dtd'>
<script:module xmlns:script="http://openoffice.org/2000/script" script:name="Retroalimentacion" script:language="StarBasic">'************************************************************
'Nombre: Retroalimentacion
'Sinopsis:  procedimiento que inserta una retroalimentación
'	en la pregunta seleccionada, siempre que esté permitido.
'************************************************************
Sub Retroalimentacion

oText = ThisComponent.Text
oCursor = ThisComponent.CurrentController.getViewCursor()
oTCursor = oCursor.getText.createTextCursorByRange(oCursor)

If oCursor.ParaStyleName = EstiloTrue Or oCursor.ParaStyleName = EstiloFalse Or _
  oCursor.ParaStyleName = EstiloCorrecta Or oCursor.ParaStyleName = EstiloIncorrecta Then

	oTCursor.gotoNextParagraph(False)
	oTCursor.String = "Inserte aquí la aclaración" + chr(13)
	oTCursor.gotoStartofParagraph(False)
	oTCursor.ParaStyleName = EstiloRetro
Else
	DialogoMsgBox (TextoNoAceptaRetroalimentacion, TextoUniversidadDeBurgos + TextoMensajeError)			
End If

End Sub
</script:module>
</file>

<file path=Basic/Standard/SeleccionMultiple.xml><?xml version="1.0" encoding="utf-8"?>
<!DOCTYPE module  PUBLIC '-//OpenOffice.org//DTD OfficeDocument 1.0//EN'  'module.dtd'>
<script:module xmlns:script="http://openoffice.org/2000/script" script:name="SeleccionMultiple" script:language="StarBasic">

Global NumeroOpcionesSeleccionMultiple As Integer

'************************************************************
'Nombre: SeleccionMultiple
'Sinopsis: procedimiento que inserta una pregunta con el
'	estilo pregunta de respuesta múltiple.
'************************************************************
Sub SeleccionMultiple

InsertarPregunta(EstiloMultiple, "Inserte la pregunta de Opción múltiple aquí. (Ej: Son Montañas de México…)")

EstableceNumeroDeOpciones

For Aux = 1 To NumeroOpcionesSeleccionMultiple

	InsertarPregunta(EstiloCorrecta, "Ejemplo " + Aux)

Next

InsertarPregunta(EstiloNormal, "")

End Sub

'************************************************************
'Nombre: ExportarMultiple
'Sinopsis: procedimiento que exporta una pregunta de 
'	respuesta múltiple a GIFT.
'************************************************************
Sub ExportarMultiple(oCursor)

Dim Contenido As String
Dim Avanza
oText = ThisComponent.Text
oTC = ThisComponent.Text.createTextCursorByRange(oCursor)

oTC.ParaStyleName = EstiloNormal
oTC.gotoEndOfParagraph(true)
Contenido = oTC.String
oTC.String = "// Start of question: MultipleChoiceQ" + chr(13) + Contenido + EtInicioPreg
oTC.gotoNextParagraph(False)
oTC.gotoNextParagraph(False)

Do While oTC.paraStyleName = EstiloCorrecta Or oTC.paraStyleName = EstiloIncorrecta Or oTC.paraStyleName = EstiloRetro
	Select Case oTC.paraStyleName
		Case EstiloCorrecta
			If oTC.CharStyleName = EstiloPeso Then
				oTC.ParaStyleName = EstiloNormal
				oTC.gotoEndOfParagraph(True)
				Contenido = oTC.String
				oTC.String = EtIncorreResp + "%" + Contenido
			Else 
				oTC.ParaStyleName = EstiloNormal
				oTC.gotoEndOfParagraph(True)
				Contenido = oTC.String
				oTC.String = EtCorreResp + Contenido
			End If
			Avanza = oTC.gotoNextParagraph(False)
		Case EstiloIncorrecta
			If oTC.CharStyleName = EstiloPeso Then
				oTC.ParaStyleName = EstiloNormal
				oTC.gotoEndOfParagraph(True)
				Contenido = oTC.String
				oTC.String = EtIncorreResp + "%" + Contenido
			Else
				oTC.ParaStyleName = EstiloNormal
				oTC.gotoEndOfParagraph(True)
				Contenido = oTC.String
				oTC.String = EtIncorreResp + Contenido
			End If
			Avanza = oTC.gotoNextParagraph(False)
		Case EstiloRetro
			oTC.ParaStyleName = EstiloNormal
			oTC.gotoEndOfParagraph(True)
			Contenido = oTC.String
			oTC.String = EtRetroAlim + Contenido
			Avanza = oTC.gotoNextParagraph(False)
	End Select
Loop

If Avanza = True Then
	oTC.gotoPreviousParagraph(False)
End If

oTc.gotoEndOfParagraph(False)
oTC.String = chr(13) + EtFinPreg + chr(13)


End Sub

'************************************************************
'Nombre: ChequearSeleccionMultiple
'Sinopsis: función que chequea que la pregunta de respuesta
'	múltiple tenga tantas opciones como se hayan elegido con
'	 anterioridad. 
'************************************************************
Function ChequearSeleccionMultiple(oCursor, NumeroDePregunta) As Boolean

Dim Aux As Integer

Aux = 0
ChequearSeleccionMultiple = True
oText = ThisComponent.Text
oCursorAux = oCursor

If NumeroOpcionesSeleccionMultiple = 0 Then
	NumeroOpcionesSeleccionMultiple = 3
End If

Do While Aux &lt; 2
	oCursor.gotoNextParagraph(False)
	If oCursor.ParaStyleName &lt;&gt; EstiloCorrecta And oCursor.ParaStyleName &lt;&gt; EstiloIncorrecta And oCursor.ParaStyleName &lt;&gt; EstiloRetro Then
		DialogoMsgBox (TextoNoHaySufientesOpciones + NumeroDePregunta, TextoUniversidadDeBurgos + TextoMensajeError)
		ChequearSeleccionMultiple = False
		Exit Do
	End If
	
	If oCursor.ParaStyleName &lt;&gt; EstiloRetro Then
		Aux = Aux + 1
	End If
		
Loop

Do While oCursor.paraStyleName = EstiloCorrecta Or oCursor.paraStyleName = EstiloIncorrecta Or oCursor.ParaStyleName = EstiloRetro

	oCursor.gotoEndOfParagraph(False)

	If oText.compareRegionEnds(oText.End, oCursor.End) &lt;&gt; -1 Then
		Exit Do
	End If
	
	oCursor.gotoNextParagraph(False)
Loop

If oCursorAux.CharStyleName = EstiloPeso Then
	Do While oCursorAux.paraStyleName = EstiloCorrecta Or oCursorAux.paraStyleName = EstiloIncorrecta Or oCursorAux.ParaStyleName = EstiloRetro
		If oCursorAux.ParaStyleName &lt;&gt; EstiloRetro And oCursorAux.CharStyleName &lt;&gt; EstiloPeso Then
			DialogoMsgBox (TextoFalloPesosChequeo + NumeroDePregunta, TextoUniversidadDeBurgos + TextoMensajeError)
			ChequearSeleccionMultiple = False
			Exit Do
		End If	
		oCursorAux.gotoNextParagraph(False)
	Loop
End If

End Function

'************************************************************
'Nombre: EstableceNumeroDeOpciones
'Sinopsis: procedimiento que muestra un diálogo en el que
'	elegir cuántas posibles respuestas se requiere que tenga
'	la pregunta.	
'************************************************************
Sub EstableceNumeroDeOpciones
	
Dim NumeroElegido As Integer
Dim Opciones(8) As Integer

AuxArray = 0

For Aux = 1 To 9
	Opciones (AuxArray) = Aux + 1
	AuxArray = AuxArray + 1
Next

NumeroElegido = DialogoComboBox (TextoUniversidadDeBurgos + TextoSeleccionaNumeroDeOpciones2, TextoSeleccionaNumeroDeOpciones, Opciones() )	
	
If NumeroElegido &gt; 0 Then
	NumeroOpcionesSeleccionMultiple = NumeroElegido
Else
	DialogoMsgBox (TextoNoEsOpcionvalida, TextoUniversidadDeBurgos + TextoMensajeError)
End If

End Sub

'************************************************************
'Nombre: CambioVF
'Sinopsis: procedimiento que cambia el estilo de un parrafo,
'	si éste es de EstiloCorrecta lo cambia a EstiloIncorrecta
'	y viceversa. Si el estilo no es ninguno de los dos
'	anteriores, lanza un mensaje de error advirtiendo que en
'	ese lugar no puede utilizarse el procedimiento.
'************************************************************
Sub CambioVF

oCursor = ThisComponent.CurrentController.getViewCursor()

Select Case oCursor.ParaStyleName
	Case EstiloIncorrecta
		oCursor.ParaStyleName = EstiloCorrecta
	Case EstiloCorrecta
		oCursor.ParaStyleName = EstiloIncorrecta
	Case Else
		DialogoMsgBox (TextoNoSePuedeAplicar, TextoUniversidadDeBurgos + TextoMensajeError)
End Select

End Sub


Sub Pesos

	Dim contadorVerdadero As Integer
	Dim contadorFalso As Integer
	contadorVerdadero = 0
	contadorFalso = 0
	oCursor = ThisComponent.CurrentController.getViewCursor()
	oTCursor = oCursor.getText.createTextCursorByRange(oCursor)
	
	If oTCursor.ParaStyleName &lt;&gt; EstiloMultiple Then
		DialogoMsgBox (TextoFalloPesoCursor, TextoUniversidadDeBurgos + TextoMensajeError)
		Exit Sub
	End If
	
	oTCursor.gotoNextParagraph(False)
	
	Do While oTCursor.paraStyleName = EstiloCorrecta Or oTCursor.paraStyleName = EstiloIncorrecta Or oTCursor.ParaStyleName = EstiloRetro Or oTCursor.CharStyleName = EstiloPeso
		If oTCursor.CharStyleName = EstiloPeso Then
			DialogoMsgBox (TextoFalloPesoYaExisten, TextoUniversidadDeBurgos + TextoMensajeError)
			Exit Sub
		End If
		
		If oTCursor.paraStyleName = EstiloCorrecta Then
			contadorVerdadero = contadorVerdadero + 1
		End If
		
		If oTCursor.paraStyleName = EstiloIncorrecta Then
			contadorFalso = contadorFalso + 1
		End If
		
		If oTCursor.gotoNextParagraph(False) = False Then
			Exit Do
		End If
	Loop
	
	oTCursor = oCursor.getText.createTextCursorByRange(oCursor)
	oTCursor.gotoNextParagraph(False)
		
	Do While oTCursor.paraStyleName = EstiloCorrecta Or oTCursor.paraStyleName = EstiloIncorrecta Or oTCursor.ParaStyleName = EstiloRetro
		If oTCursor.paraStyleName &lt;&gt; EstiloRetro Then
			If oTCursor.paraStyleName = EstiloCorrecta Then
				oTCursor.CharStyleName = EstiloPeso
				oTCursor.String = "%"
				oTCursor.gotoStartOfParagraph(False)
				oTCursor.String = 100/contadorVerdadero
			Else
				oTCursor.CharStyleName = EstiloPeso
				oTCursor.String = "%"
				oTCursor.gotoStartOfParagraph(False)
				oTCursor.String = -100/contadorFalso
			End If
		End If
		If oTCursor.gotoNextParagraph(False) = False Then
			Exit Sub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troalimentacion"/>
  <library:element library:name="Emparejamiento"/>
  <library:element library:name="DeclaracionVerdFals"/>
  <library:element library:name="PreguntaNumerica"/>
  <library:element library:name="DeRespuestaCorta"/>
  <library:element library:name="PalabraFaltante"/>
  <library:element library:name="ControlDeIdioma"/>
  <library:element library:name="SeleccionMultiple"/>
  <library:element library:name="Espanol"/>
  <library:element library:name="English"/>
  <library:element library:name="Contr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xml><?xml version="1.0" encoding="utf-8"?>
<!DOCTYPE window  PUBLIC '-//OpenOffice.org//DTD OfficeDocument 1.0//EN'  'dialog.dtd'>
<dlg:window xmlns:dlg="http://openoffice.org/2000/dialog" xmlns:script="http://openoffice.org/2000/script" dlg:id="Dialog" dlg:left="361" dlg:top="145" dlg:width="140" dlg:height="84" dlg:closeable="true" dlg:moveable="true">
  <dlg:bulletinboard>
    <dlg:combobox dlg:id="ComboBox1" dlg:tab-index="0" dlg:left="32" dlg:top="39" dlg:width="80" dlg:height="12" dlg:spin="true"/>
    <dlg:text dlg:id="Label1" dlg:tab-index="1" dlg:left="17" dlg:top="11" dlg:width="107" dlg:height="14" dlg:value="Label1"/>
    <dlg:button dlg:id="CommandButton1" dlg:tab-index="2" dlg:left="43" dlg:top="66" dlg:width="61" dlg:height="12" dlg:value="CommandButton1"/>
  </dlg:bulletinboard>
</dlg:window>
</file>

<file path=Dialogs/Standard/DialogoMsgBox.xml><?xml version="1.0" encoding="utf-8"?>
<!DOCTYPE window  PUBLIC '-//OpenOffice.org//DTD OfficeDocument 1.0//EN'  'dialog.dtd'>
<dlg:window xmlns:dlg="http://openoffice.org/2000/dialog" xmlns:script="http://openoffice.org/2000/script" dlg:id="DialogoMsgBox" dlg:left="210" dlg:top="131" dlg:width="267" dlg:height="90" dlg:closeable="true" dlg:moveable="true">
  <dlg:bulletinboard>
    <dlg:button dlg:id="CommandButton1" dlg:tab-index="0" dlg:left="85" dlg:top="63" dlg:width="94" dlg:height="18" dlg:value="CommandButton1"/>
    <dlg:img dlg:id="ImageControl1" dlg:tab-index="1" dlg:left="15" dlg:top="6" dlg:width="55" dlg:height="49" dlg:src="http://gicap.ubu.es/fll/images/logos/logo_UBU.jpeg"/>
    <dlg:text dlg:id="Label1" dlg:tab-index="2" dlg:left="85" dlg:top="19" dlg:width="179" dlg:height="22" dlg:value="Label1"/>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
  <library:element library:name="DialogoMsgBox"/>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